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E8000003192899F65D89499C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9cm" svg:stroke-color="#000000" draw:marker-start-width="0.438cm" draw:marker-end-width="0.438cm" draw:fill-color="#ba131a" draw:textarea-horizontal-align="justify" draw:textarea-vertical-align="middle" draw:auto-grow-height="false" fo:min-height="1.306cm" fo:min-width="1.056cm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ba131a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699cm" svg:height="17.487cm" svg:x="1cm" svg:y="1.713cm">
          <draw:image xlink:href="Pictures/10000201000004E8000003192899F65D89499C27.png" xlink:type="simple" xlink:show="embed" xlink:actuate="onLoad">
            <text:p/>
          </draw:image>
        </draw:frame>
        <draw:custom-shape draw:style-name="gr2" draw:text-style-name="P3" xml:id="id1" draw:id="id1" draw:layer="layout" svg:width="2.2cm" svg:height="2.2cm" svg:x="4.9cm" svg:y="12.001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2cm" svg:height="2.2cm" svg:x="11.235cm" svg:y="12.00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.2cm" svg:height="2.2cm" svg:x="17.571cm" svg:y="12.001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2.2cm" svg:height="2.2cm" svg:x="23.903cm" svg:y="12.001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7.1cm" svg:y1="13.101cm" svg:x2="11.235cm" svg:y2="13.101cm" draw:start-shape="id1" draw:start-glue-point="10" draw:end-shape="id2" draw:end-glue-point="6" svg:d="M7100 13101h4135" svg:viewBox="0 0 4136 1">
          <text:p/>
        </draw:connector>
        <draw:connector draw:style-name="gr3" draw:text-style-name="P4" draw:layer="layout" draw:type="line" svg:x1="13.435cm" svg:y1="13.101cm" svg:x2="17.571cm" svg:y2="13.101cm" draw:start-shape="id2" draw:start-glue-point="10" draw:end-shape="id3" draw:end-glue-point="6" svg:d="M13435 13101h4136" svg:viewBox="0 0 4137 1">
          <text:p/>
        </draw:connector>
        <draw:connector draw:style-name="gr3" draw:text-style-name="P4" draw:layer="layout" draw:type="line" svg:x1="19.771cm" svg:y1="13.101cm" svg:x2="23.903cm" svg:y2="13.101cm" draw:start-shape="id3" draw:start-glue-point="10" draw:end-shape="id4" svg:d="M19771 13101h4132" svg:viewBox="0 0 4133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edikt Kleinmeier</meta:initial-creator>
    <meta:creation-date>2019-05-15T15:16:27.829090475</meta:creation-date>
    <dc:date>2019-05-15T15:24:33.366970363</dc:date>
    <dc:creator>Benedikt Kleinmeier</dc:creator>
    <meta:editing-duration>PT8M6S</meta:editing-duration>
    <meta:editing-cycles>1</meta:editing-cycles>
    <meta:document-statistic meta:object-count="8"/>
    <meta:generator>LibreOffice/6.0.7.3$Linux_X86_64 LibreOffice_project/00m0$Build-3</meta:generator>
  </office:meta>
</office:document-meta>
</file>